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-sb" svg:font-family="M-sb, OS-sb, Arial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211" officeooo:paragraph-rsid="001cc211"/>
    </style:style>
    <style:style style:name="P2" style:family="paragraph" style:parent-style-name="Standard">
      <style:text-properties officeooo:paragraph-rsid="001cc211"/>
    </style:style>
    <style:style style:name="T1" style:family="text">
      <style:text-properties officeooo:rsid="001cc211"/>
    </style:style>
    <style:style style:name="T2" style:family="text">
      <style:text-properties fo:font-variant="normal" fo:text-transform="none" fo:color="#000000" loext:opacity="100%" style:font-name="M-sb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 Iliad Diego: Cate17rina19!</text:p>
      <text:p text:style-name="P2"><text:span text:style-name="T1">Id Diego: </text:span><text:span text:style-name="T2">7784900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-sb" svg:font-family="M-sb, OS-sb, Arial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6:59:41.481970425</meta:creation-date>
    <dc:date>2024-11-23T17:24:08.642664983</dc:date>
    <meta:editing-duration>PT14M14S</meta:editing-duration>
    <meta:editing-cycles>1</meta:editing-cycles>
    <meta:document-statistic meta:table-count="0" meta:image-count="0" meta:object-count="0" meta:page-count="1" meta:paragraph-count="2" meta:word-count="7" meta:character-count="49" meta:non-whitespace-character-count="44"/>
    <meta:generator>LibreOffice/24.8.2.1$Linux_X86_64 LibreOffice_project/480$Build-1</meta:generator>
  </office:meta>
</office:document-meta>
</file>